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797cm" svg:height="8.902cm" svg:x="16.498cm" svg:y="10.235cm">
            <draw:object draw:notify-on-update-of-ranges="Sheet1.A1:Sheet1.A1 Sheet1.D16:Sheet1.D16 Sheet1.A20:Sheet1.A20 Sheet1.D35:Sheet1.D35 Sheet1.A39:Sheet1.A39 Sheet1.D54:Sheet1.D54 Sheet1.A58:Sheet1.A58 Sheet1.D73:Sheet1.D7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2.797cm" svg:height="8.902cm" svg:x="16.498cm" svg:y="0.853cm">
            <draw:object draw:notify-on-update-of-ranges="Sheet1.A1:Sheet1.A1 Sheet1.C16:Sheet1.C16 Sheet1.A20:Sheet1.A20 Sheet1.C35:Sheet1.C35 Sheet1.A39:Sheet1.A39 Sheet1.C54:Sheet1.C54 Sheet1.A58:Sheet1.A58 Sheet1.C73:Sheet1.C7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2.797cm" svg:height="8.902cm" svg:x="16.498cm" svg:y="19.616cm">
            <draw:object draw:notify-on-update-of-ranges="Sheet1.A1:Sheet1.A1 Sheet1.E16:Sheet1.E16 Sheet1.A20:Sheet1.A20 Sheet1.E35:Sheet1.E35 Sheet1.A39:Sheet1.A39 Sheet1.E54:Sheet1.E54 Sheet1.A58:Sheet1.A58 Sheet1.E73:Sheet1.E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8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53628">
            <text:p>253628</text:p>
          </table:table-cell>
          <table:table-cell office:value-type="float" office:value="283173">
            <text:p>283173</text:p>
          </table:table-cell>
          <table:table-cell office:value-type="float" office:value="143834">
            <text:p>143834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33699">
            <text:p>233699</text:p>
          </table:table-cell>
          <table:table-cell office:value-type="float" office:value="284138">
            <text:p>284138</text:p>
          </table:table-cell>
          <table:table-cell office:value-type="float" office:value="137980">
            <text:p>137980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26290">
            <text:p>226290</text:p>
          </table:table-cell>
          <table:table-cell office:value-type="float" office:value="268825">
            <text:p>268825</text:p>
          </table:table-cell>
          <table:table-cell office:value-type="float" office:value="132389">
            <text:p>13238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27757">
            <text:p>227757</text:p>
          </table:table-cell>
          <table:table-cell office:value-type="float" office:value="278611">
            <text:p>278611</text:p>
          </table:table-cell>
          <table:table-cell office:value-type="float" office:value="136602">
            <text:p>13660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32589">
            <text:p>232589</text:p>
          </table:table-cell>
          <table:table-cell office:value-type="float" office:value="277210">
            <text:p>277210</text:p>
          </table:table-cell>
          <table:table-cell office:value-type="float" office:value="137088">
            <text:p>1370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3]/1000)/60" office:value-type="float" office:value="4.22713333333333">
            <text:p>4.23</text:p>
          </table:table-cell>
          <table:table-cell table:style-name="ce2" table:formula="of:=([.D3]/1000)/60" office:value-type="float" office:value="4.71955">
            <text:p>4.72</text:p>
          </table:table-cell>
          <table:table-cell table:style-name="ce2" table:formula="of:=([.E3]/1000)/60" office:value-type="float" office:value="2.39723333333333">
            <text:p>2.40</text:p>
          </table:table-cell>
        </table:table-row>
        <table:table-row table:style-name="ro1">
          <table:table-cell table:number-columns-repeated="2"/>
          <table:table-cell table:style-name="ce2" table:formula="of:=([.C4]/1000)/60" office:value-type="float" office:value="3.89498333333333">
            <text:p>3.89</text:p>
          </table:table-cell>
          <table:table-cell table:style-name="ce2" table:formula="of:=([.D4]/1000)/60" office:value-type="float" office:value="4.73563333333333">
            <text:p>4.74</text:p>
          </table:table-cell>
          <table:table-cell table:style-name="ce2" table:formula="of:=([.E4]/1000)/60" office:value-type="float" office:value="2.29966666666667">
            <text:p>2.30</text:p>
          </table:table-cell>
        </table:table-row>
        <table:table-row table:style-name="ro1">
          <table:table-cell table:number-columns-repeated="2"/>
          <table:table-cell table:style-name="ce2" table:formula="of:=([.C5]/1000)/60" office:value-type="float" office:value="3.7715">
            <text:p>3.77</text:p>
          </table:table-cell>
          <table:table-cell table:style-name="ce2" table:formula="of:=([.D5]/1000)/60" office:value-type="float" office:value="4.48041666666667">
            <text:p>4.48</text:p>
          </table:table-cell>
          <table:table-cell table:style-name="ce2" table:formula="of:=([.E5]/1000)/60" office:value-type="float" office:value="2.20648333333333">
            <text:p>2.21</text:p>
          </table:table-cell>
        </table:table-row>
        <table:table-row table:style-name="ro1">
          <table:table-cell table:number-columns-repeated="2"/>
          <table:table-cell table:style-name="ce2" table:formula="of:=([.C6]/1000)/60" office:value-type="float" office:value="3.79595">
            <text:p>3.80</text:p>
          </table:table-cell>
          <table:table-cell table:style-name="ce2" table:formula="of:=([.D6]/1000)/60" office:value-type="float" office:value="4.64351666666667">
            <text:p>4.64</text:p>
          </table:table-cell>
          <table:table-cell table:style-name="ce2" table:formula="of:=([.E6]/1000)/60" office:value-type="float" office:value="2.2767">
            <text:p>2.28</text:p>
          </table:table-cell>
        </table:table-row>
        <table:table-row table:style-name="ro1">
          <table:table-cell table:number-columns-repeated="2"/>
          <table:table-cell table:style-name="ce2" table:formula="of:=([.C7]/1000)/60" office:value-type="float" office:value="3.87648333333333">
            <text:p>3.88</text:p>
          </table:table-cell>
          <table:table-cell table:style-name="ce2" table:formula="of:=([.D7]/1000)/60" office:value-type="float" office:value="4.62016666666667">
            <text:p>4.62</text:p>
          </table:table-cell>
          <table:table-cell table:style-name="ce2" table:formula="of:=([.E7]/1000)/60" office:value-type="float" office:value="2.2848">
            <text:p>2.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10:.C14])" office:value-type="float" office:value="3.87648333333333">
            <text:p>3.88</text:p>
          </table:table-cell>
          <table:table-cell table:style-name="ce3" table:formula="of:=MEDIAN([.D10:.D14])" office:value-type="float" office:value="4.64351666666667">
            <text:p>4.64</text:p>
          </table:table-cell>
          <table:table-cell table:style-name="ce3" table:formula="of:=MEDIAN([.E10:.E14])" office:value-type="float" office:value="2.2848">
            <text:p>2.2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16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686">
            <text:p>191686</text:p>
          </table:table-cell>
          <table:table-cell office:value-type="float" office:value="207105">
            <text:p>207105</text:p>
          </table:table-cell>
          <table:table-cell office:value-type="float" office:value="114239">
            <text:p>11423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6570">
            <text:p>196570</text:p>
          </table:table-cell>
          <table:table-cell office:value-type="float" office:value="209945">
            <text:p>209945</text:p>
          </table:table-cell>
          <table:table-cell office:value-type="float" office:value="115692">
            <text:p>11569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768">
            <text:p>191768</text:p>
          </table:table-cell>
          <table:table-cell office:value-type="float" office:value="212685">
            <text:p>212685</text:p>
          </table:table-cell>
          <table:table-cell office:value-type="float" office:value="117875">
            <text:p>11787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2973">
            <text:p>192973</text:p>
          </table:table-cell>
          <table:table-cell office:value-type="float" office:value="208862">
            <text:p>208862</text:p>
          </table:table-cell>
          <table:table-cell office:value-type="float" office:value="112395">
            <text:p>11239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7200">
            <text:p>197200</text:p>
          </table:table-cell>
          <table:table-cell office:value-type="float" office:value="207866">
            <text:p>207866</text:p>
          </table:table-cell>
          <table:table-cell office:value-type="float" office:value="120769">
            <text:p>1207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22]/1000)/60" office:value-type="float" office:value="3.19476666666667">
            <text:p>3.19</text:p>
          </table:table-cell>
          <table:table-cell table:style-name="ce2" table:formula="of:=([.D22]/1000)/60" office:value-type="float" office:value="3.45175">
            <text:p>3.45</text:p>
          </table:table-cell>
          <table:table-cell table:style-name="ce2" table:formula="of:=([.E22]/1000)/60" office:value-type="float" office:value="1.90398333333333">
            <text:p>1.90</text:p>
          </table:table-cell>
        </table:table-row>
        <table:table-row table:style-name="ro1">
          <table:table-cell table:number-columns-repeated="2"/>
          <table:table-cell table:style-name="ce2" table:formula="of:=([.C23]/1000)/60" office:value-type="float" office:value="3.27616666666667">
            <text:p>3.28</text:p>
          </table:table-cell>
          <table:table-cell table:style-name="ce2" table:formula="of:=([.D23]/1000)/60" office:value-type="float" office:value="3.49908333333333">
            <text:p>3.50</text:p>
          </table:table-cell>
          <table:table-cell table:style-name="ce2" table:formula="of:=([.E23]/1000)/60" office:value-type="float" office:value="1.9282">
            <text:p>1.93</text:p>
          </table:table-cell>
        </table:table-row>
        <table:table-row table:style-name="ro1">
          <table:table-cell table:number-columns-repeated="2"/>
          <table:table-cell table:style-name="ce2" table:formula="of:=([.C24]/1000)/60" office:value-type="float" office:value="3.19613333333333">
            <text:p>3.20</text:p>
          </table:table-cell>
          <table:table-cell table:style-name="ce2" table:formula="of:=([.D24]/1000)/60" office:value-type="float" office:value="3.54475">
            <text:p>3.54</text:p>
          </table:table-cell>
          <table:table-cell table:style-name="ce2" table:formula="of:=([.E24]/1000)/60" office:value-type="float" office:value="1.96458333333333">
            <text:p>1.96</text:p>
          </table:table-cell>
        </table:table-row>
        <table:table-row table:style-name="ro1">
          <table:table-cell table:number-columns-repeated="2"/>
          <table:table-cell table:style-name="ce2" table:formula="of:=([.C25]/1000)/60" office:value-type="float" office:value="3.21621666666667">
            <text:p>3.22</text:p>
          </table:table-cell>
          <table:table-cell table:style-name="ce2" table:formula="of:=([.D25]/1000)/60" office:value-type="float" office:value="3.48103333333333">
            <text:p>3.48</text:p>
          </table:table-cell>
          <table:table-cell table:style-name="ce2" table:formula="of:=([.E25]/1000)/60" office:value-type="float" office:value="1.87325">
            <text:p>1.87</text:p>
          </table:table-cell>
        </table:table-row>
        <table:table-row table:style-name="ro1">
          <table:table-cell table:number-columns-repeated="2"/>
          <table:table-cell table:style-name="ce2" table:formula="of:=([.C26]/1000)/60" office:value-type="float" office:value="3.28666666666667">
            <text:p>3.29</text:p>
          </table:table-cell>
          <table:table-cell table:style-name="ce2" table:formula="of:=([.D26]/1000)/60" office:value-type="float" office:value="3.46443333333333">
            <text:p>3.46</text:p>
          </table:table-cell>
          <table:table-cell table:style-name="ce2" table:formula="of:=([.E26]/1000)/60" office:value-type="float" office:value="2.01281666666667">
            <text:p>2.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29:.C33])" office:value-type="float" office:value="3.21621666666667">
            <text:p>3.22</text:p>
          </table:table-cell>
          <table:table-cell table:style-name="ce3" table:formula="of:=MEDIAN([.D29:.D33])" office:value-type="float" office:value="3.48103333333333">
            <text:p>3.48</text:p>
          </table:table-cell>
          <table:table-cell table:style-name="ce3" table:formula="of:=MEDIAN([.E29:.E33])" office:value-type="float" office:value="1.9282">
            <text:p>1.9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24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373">
            <text:p>191373</text:p>
          </table:table-cell>
          <table:table-cell office:value-type="float" office:value="194148">
            <text:p>194148</text:p>
          </table:table-cell>
          <table:table-cell office:value-type="float" office:value="102205">
            <text:p>10220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3339">
            <text:p>183339</text:p>
          </table:table-cell>
          <table:table-cell office:value-type="float" office:value="193804">
            <text:p>193804</text:p>
          </table:table-cell>
          <table:table-cell office:value-type="float" office:value="104115">
            <text:p>10411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9946">
            <text:p>189946</text:p>
          </table:table-cell>
          <table:table-cell office:value-type="float" office:value="195913">
            <text:p>195913</text:p>
          </table:table-cell>
          <table:table-cell office:value-type="float" office:value="106473">
            <text:p>106473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8546">
            <text:p>188546</text:p>
          </table:table-cell>
          <table:table-cell office:value-type="float" office:value="195362">
            <text:p>195362</text:p>
          </table:table-cell>
          <table:table-cell office:value-type="float" office:value="105205">
            <text:p>10520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1724">
            <text:p>181724</text:p>
          </table:table-cell>
          <table:table-cell office:value-type="float" office:value="191408">
            <text:p>191408</text:p>
          </table:table-cell>
          <table:table-cell office:value-type="float" office:value="103776">
            <text:p>1037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41]/1000)/60" office:value-type="float" office:value="3.18955">
            <text:p>3.19</text:p>
          </table:table-cell>
          <table:table-cell table:style-name="ce2" table:formula="of:=([.D41]/1000)/60" office:value-type="float" office:value="3.2358">
            <text:p>3.24</text:p>
          </table:table-cell>
          <table:table-cell table:style-name="ce2" table:formula="of:=([.E41]/1000)/60" office:value-type="float" office:value="1.70341666666667">
            <text:p>1.70</text:p>
          </table:table-cell>
        </table:table-row>
        <table:table-row table:style-name="ro1">
          <table:table-cell table:number-columns-repeated="2"/>
          <table:table-cell table:style-name="ce2" table:formula="of:=([.C42]/1000)/60" office:value-type="float" office:value="3.05565">
            <text:p>3.06</text:p>
          </table:table-cell>
          <table:table-cell table:style-name="ce2" table:formula="of:=([.D42]/1000)/60" office:value-type="float" office:value="3.23006666666667">
            <text:p>3.23</text:p>
          </table:table-cell>
          <table:table-cell table:style-name="ce2" table:formula="of:=([.E42]/1000)/60" office:value-type="float" office:value="1.73525">
            <text:p>1.74</text:p>
          </table:table-cell>
        </table:table-row>
        <table:table-row table:style-name="ro1">
          <table:table-cell table:number-columns-repeated="2"/>
          <table:table-cell table:style-name="ce2" table:formula="of:=([.C43]/1000)/60" office:value-type="float" office:value="3.16576666666667">
            <text:p>3.17</text:p>
          </table:table-cell>
          <table:table-cell table:style-name="ce2" table:formula="of:=([.D43]/1000)/60" office:value-type="float" office:value="3.26521666666667">
            <text:p>3.27</text:p>
          </table:table-cell>
          <table:table-cell table:style-name="ce2" table:formula="of:=([.E43]/1000)/60" office:value-type="float" office:value="1.77455">
            <text:p>1.77</text:p>
          </table:table-cell>
        </table:table-row>
        <table:table-row table:style-name="ro1">
          <table:table-cell table:number-columns-repeated="2"/>
          <table:table-cell table:style-name="ce2" table:formula="of:=([.C44]/1000)/60" office:value-type="float" office:value="3.14243333333333">
            <text:p>3.14</text:p>
          </table:table-cell>
          <table:table-cell table:style-name="ce2" table:formula="of:=([.D44]/1000)/60" office:value-type="float" office:value="3.25603333333333">
            <text:p>3.26</text:p>
          </table:table-cell>
          <table:table-cell table:style-name="ce2" table:formula="of:=([.E44]/1000)/60" office:value-type="float" office:value="1.75341666666667">
            <text:p>1.75</text:p>
          </table:table-cell>
        </table:table-row>
        <table:table-row table:style-name="ro1">
          <table:table-cell table:number-columns-repeated="2"/>
          <table:table-cell table:style-name="ce2" table:formula="of:=([.C45]/1000)/60" office:value-type="float" office:value="3.02873333333333">
            <text:p>3.03</text:p>
          </table:table-cell>
          <table:table-cell table:style-name="ce2" table:formula="of:=([.D45]/1000)/60" office:value-type="float" office:value="3.19013333333333">
            <text:p>3.19</text:p>
          </table:table-cell>
          <table:table-cell table:style-name="ce2" table:formula="of:=([.E45]/1000)/60" office:value-type="float" office:value="1.7296">
            <text:p>1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48:.C52])" office:value-type="float" office:value="3.14243333333333">
            <text:p>3.14</text:p>
          </table:table-cell>
          <table:table-cell table:style-name="ce3" table:formula="of:=MEDIAN([.D48:.D52])" office:value-type="float" office:value="3.2358">
            <text:p>3.24</text:p>
          </table:table-cell>
          <table:table-cell table:style-name="ce3" table:formula="of:=MEDIAN([.E48:.E52])" office:value-type="float" office:value="1.73525">
            <text:p>1.7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28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1528">
            <text:p>181528</text:p>
          </table:table-cell>
          <table:table-cell office:value-type="float" office:value="177594">
            <text:p>177594</text:p>
          </table:table-cell>
          <table:table-cell office:value-type="float" office:value="104552">
            <text:p>10455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0544">
            <text:p>180544</text:p>
          </table:table-cell>
          <table:table-cell office:value-type="float" office:value="184413">
            <text:p>184413</text:p>
          </table:table-cell>
          <table:table-cell office:value-type="float" office:value="103197">
            <text:p>103197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79322">
            <text:p>179322</text:p>
          </table:table-cell>
          <table:table-cell office:value-type="float" office:value="179991">
            <text:p>179991</text:p>
          </table:table-cell>
          <table:table-cell office:value-type="float" office:value="109082">
            <text:p>10908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2445">
            <text:p>182445</text:p>
          </table:table-cell>
          <table:table-cell office:value-type="float" office:value="178138">
            <text:p>178138</text:p>
          </table:table-cell>
          <table:table-cell office:value-type="float" office:value="106823">
            <text:p>106823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4490">
            <text:p>184490</text:p>
          </table:table-cell>
          <table:table-cell office:value-type="float" office:value="178448">
            <text:p>178448</text:p>
          </table:table-cell>
          <table:table-cell office:value-type="float" office:value="100179">
            <text:p>1001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60]/1000)/60" office:value-type="float" office:value="3.02546666666667">
            <text:p>3.03</text:p>
          </table:table-cell>
          <table:table-cell table:style-name="ce2" table:formula="of:=([.D60]/1000)/60" office:value-type="float" office:value="2.9599">
            <text:p>2.96</text:p>
          </table:table-cell>
          <table:table-cell table:style-name="ce2" table:formula="of:=([.E60]/1000)/60" office:value-type="float" office:value="1.74253333333333">
            <text:p>1.74</text:p>
          </table:table-cell>
        </table:table-row>
        <table:table-row table:style-name="ro1">
          <table:table-cell table:number-columns-repeated="2"/>
          <table:table-cell table:style-name="ce2" table:formula="of:=([.C61]/1000)/60" office:value-type="float" office:value="3.00906666666667">
            <text:p>3.01</text:p>
          </table:table-cell>
          <table:table-cell table:style-name="ce2" table:formula="of:=([.D61]/1000)/60" office:value-type="float" office:value="3.07355">
            <text:p>3.07</text:p>
          </table:table-cell>
          <table:table-cell table:style-name="ce2" table:formula="of:=([.E61]/1000)/60" office:value-type="float" office:value="1.71995">
            <text:p>1.72</text:p>
          </table:table-cell>
        </table:table-row>
        <table:table-row table:style-name="ro1">
          <table:table-cell table:number-columns-repeated="2"/>
          <table:table-cell table:style-name="ce2" table:formula="of:=([.C62]/1000)/60" office:value-type="float" office:value="2.9887">
            <text:p>2.99</text:p>
          </table:table-cell>
          <table:table-cell table:style-name="ce2" table:formula="of:=([.D62]/1000)/60" office:value-type="float" office:value="2.99985">
            <text:p>3.00</text:p>
          </table:table-cell>
          <table:table-cell table:style-name="ce2" table:formula="of:=([.E62]/1000)/60" office:value-type="float" office:value="1.81803333333333">
            <text:p>1.82</text:p>
          </table:table-cell>
        </table:table-row>
        <table:table-row table:style-name="ro1">
          <table:table-cell table:number-columns-repeated="2"/>
          <table:table-cell table:style-name="ce2" table:formula="of:=([.C63]/1000)/60" office:value-type="float" office:value="3.04075">
            <text:p>3.04</text:p>
          </table:table-cell>
          <table:table-cell table:style-name="ce2" table:formula="of:=([.D63]/1000)/60" office:value-type="float" office:value="2.96896666666667">
            <text:p>2.97</text:p>
          </table:table-cell>
          <table:table-cell table:style-name="ce2" table:formula="of:=([.E63]/1000)/60" office:value-type="float" office:value="1.78038333333333">
            <text:p>1.78</text:p>
          </table:table-cell>
        </table:table-row>
        <table:table-row table:style-name="ro1">
          <table:table-cell table:number-columns-repeated="2"/>
          <table:table-cell table:style-name="ce2" table:formula="of:=([.C64]/1000)/60" office:value-type="float" office:value="3.07483333333333">
            <text:p>3.07</text:p>
          </table:table-cell>
          <table:table-cell table:style-name="ce2" table:formula="of:=([.D64]/1000)/60" office:value-type="float" office:value="2.97413333333333">
            <text:p>2.97</text:p>
          </table:table-cell>
          <table:table-cell table:style-name="ce2" table:formula="of:=([.E64]/1000)/60" office:value-type="float" office:value="1.66965">
            <text:p>1.67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67:.C71])" office:value-type="float" office:value="3.02546666666667">
            <text:p>3.03</text:p>
          </table:table-cell>
          <table:table-cell table:style-name="ce3" table:formula="of:=MEDIAN([.D67:.D71])" office:value-type="float" office:value="2.97413333333333">
            <text:p>2.97</text:p>
          </table:table-cell>
          <table:table-cell table:style-name="ce3" table:formula="of:=MEDIAN([.E67:.E71])" office:value-type="float" office:value="1.74253333333333">
            <text:p>1.74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1:37:46</meta:creation-date>
    <meta:generator>LibreOffice/3.5$Linux_X86_64 LibreOffice_project/350m1$Build-2</meta:generator>
    <dc:date>2012-12-05T11:57:08</dc:date>
    <meta:editing-duration>PT11M52S</meta:editing-duration>
    <meta:editing-cycles>2</meta:editing-cycles>
    <meta:document-statistic meta:table-count="3" meta:cell-count="1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98cm" svg:height="8.903cm" xlink:href=".." xlink:type="simple" chart:class="chart:bar" chart:style-name="ch1">
        <chart:title svg:x="4.494cm" svg:y="0.315cm" chart:style-name="ch2">
          <text:p>Most Shared Urls</text:p>
        </chart:title>
        <chart:legend svg:x="9.283cm" svg:y="0.944cm" style:legend-expansion="custom" chartooo:width="2.975cm" chartooo:height="2.046cm" style:legend-expansion-aspect-ratio="1.45405669599218" chart:style-name="ch3"/>
        <chart:plot-area chart:style-name="ch4" table:cell-range-address="Sheet1.A1:Sheet1.A1 Sheet1.E16:Sheet1.E16 Sheet1.A20:Sheet1.A20 Sheet1.E35:Sheet1.E35 Sheet1.A39:Sheet1.A39 Sheet1.E54:Sheet1.E54 Sheet1.A58:Sheet1.A58 Sheet1.E73:Sheet1.E73" chart:data-source-has-labels="column" svg:x="0.917cm" svg:y="0.92cm" svg:width="10.873cm" svg:height="7.538cm">
          <chartooo:coordinate-region svg:x="1.829cm" svg:y="1.119cm" svg:width="9.961cm" svg:height="7.14cm"/>
          <chart:axis chart:dimension="x" chart:name="primary-x" chart:style-name="ch5"/>
          <chart:axis chart:dimension="y" chart:name="primary-y" chart:style-name="ch6">
            <chart:title svg:x="0.155cm" svg:y="5.737cm" chart:style-name="ch7">
              <text:p>Median Time (minutes)</text:p>
            </chart:title>
          </chart:axis>
          <chart:series chart:style-name="ch8" chart:values-cell-range-address="Sheet1.E16:Sheet1.E16" chart:label-cell-address="Sheet1.A1:Sheet1.A1" chart:class="chart:bar">
            <chart:data-point/>
          </chart:series>
          <chart:series chart:style-name="ch9" chart:values-cell-range-address="Sheet1.E35:Sheet1.E35" chart:label-cell-address="Sheet1.A20:Sheet1.A20" chart:class="chart:bar">
            <chart:data-point/>
          </chart:series>
          <chart:series chart:style-name="ch10" chart:values-cell-range-address="Sheet1.E54:Sheet1.E54" chart:label-cell-address="Sheet1.A39:Sheet1.A39" chart:class="chart:bar">
            <chart:data-point/>
          </chart:series>
          <chart:series chart:style-name="ch11" chart:values-cell-range-address="Sheet1.E73:Sheet1.E73" chart:label-cell-address="Sheet1.A58:Sheet1.A5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8 shards</text:p>
                <draw:g>
                  <svg:desc>Sheet1.A1:Sheet1.A1</svg:desc>
                </draw:g>
              </table:table-cell>
              <table:table-cell office:value-type="float" office:value="2.2848">
                <text:p>2.2848</text:p>
                <draw:g>
                  <svg:desc>Sheet1.E16:Sheet1.E16</svg:desc>
                </draw:g>
              </table:table-cell>
            </table:table-row>
            <table:table-row>
              <table:table-cell office:value-type="string">
                <text:p>16 shards</text:p>
                <draw:g>
                  <svg:desc>Sheet1.A20:Sheet1.A20</svg:desc>
                </draw:g>
              </table:table-cell>
              <table:table-cell office:value-type="float" office:value="1.9282">
                <text:p>1.9282</text:p>
                <draw:g>
                  <svg:desc>Sheet1.E35:Sheet1.E35</svg:desc>
                </draw:g>
              </table:table-cell>
            </table:table-row>
            <table:table-row>
              <table:table-cell office:value-type="string">
                <text:p>24 shards</text:p>
                <draw:g>
                  <svg:desc>Sheet1.A39:Sheet1.A39</svg:desc>
                </draw:g>
              </table:table-cell>
              <table:table-cell office:value-type="float" office:value="1.73525">
                <text:p>1.73525</text:p>
                <draw:g>
                  <svg:desc>Sheet1.E54:Sheet1.E54</svg:desc>
                </draw:g>
              </table:table-cell>
            </table:table-row>
            <table:table-row>
              <table:table-cell office:value-type="string">
                <text:p>28 shards</text:p>
                <draw:g>
                  <svg:desc>Sheet1.A58:Sheet1.A58</svg:desc>
                </draw:g>
              </table:table-cell>
              <table:table-cell office:value-type="float" office:value="1.74253333333333">
                <text:p>1.74253333333333</text:p>
                <draw:g>
                  <svg:desc>Sheet1.E73:Sheet1.E7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98cm" svg:height="8.903cm" xlink:href=".." xlink:type="simple" chart:class="chart:bar" chart:style-name="ch1">
        <chart:title svg:x="4.493cm" svg:y="0.314cm" chart:style-name="ch2">
          <text:p>Most Hashed Tags </text:p>
        </chart:title>
        <chart:legend svg:x="9.283cm" svg:y="0.944cm" style:legend-expansion="custom" chartooo:width="2.975cm" chartooo:height="2.046cm" style:legend-expansion-aspect-ratio="1.45405669599218" chart:style-name="ch3"/>
        <chart:plot-area chart:style-name="ch4" table:cell-range-address="Sheet1.A1:Sheet1.A1 Sheet1.D16:Sheet1.D16 Sheet1.A20:Sheet1.A20 Sheet1.D35:Sheet1.D35 Sheet1.A39:Sheet1.A39 Sheet1.D54:Sheet1.D54 Sheet1.A58:Sheet1.A58 Sheet1.D73:Sheet1.D73" chart:data-source-has-labels="column" svg:x="0.917cm" svg:y="0.92cm" svg:width="10.873cm" svg:height="7.538cm">
          <chartooo:coordinate-region svg:x="1.829cm" svg:y="1.119cm" svg:width="9.961cm" svg:height="7.14cm"/>
          <chart:axis chart:dimension="x" chart:name="primary-x" chart:style-name="ch5"/>
          <chart:axis chart:dimension="y" chart:name="primary-y" chart:style-name="ch6">
            <chart:title svg:x="0.155cm" svg:y="5.737cm" chart:style-name="ch7">
              <text:p>Median Time (minutes)</text:p>
            </chart:title>
          </chart:axis>
          <chart:series chart:style-name="ch8" chart:values-cell-range-address="Sheet1.D16:Sheet1.D16" chart:label-cell-address="Sheet1.A1:Sheet1.A1" chart:class="chart:bar">
            <chart:data-point/>
          </chart:series>
          <chart:series chart:style-name="ch9" chart:values-cell-range-address="Sheet1.D35:Sheet1.D35" chart:label-cell-address="Sheet1.A20:Sheet1.A20" chart:class="chart:bar">
            <chart:data-point/>
          </chart:series>
          <chart:series chart:style-name="ch10" chart:values-cell-range-address="Sheet1.D54:Sheet1.D54" chart:label-cell-address="Sheet1.A39:Sheet1.A39" chart:class="chart:bar">
            <chart:data-point/>
          </chart:series>
          <chart:series chart:style-name="ch11" chart:values-cell-range-address="Sheet1.D73:Sheet1.D73" chart:label-cell-address="Sheet1.A58:Sheet1.A5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8 shards</text:p>
                <draw:g>
                  <svg:desc>Sheet1.A1:Sheet1.A1</svg:desc>
                </draw:g>
              </table:table-cell>
              <table:table-cell office:value-type="float" office:value="4.64351666666667">
                <text:p>4.64351666666667</text:p>
                <draw:g>
                  <svg:desc>Sheet1.D16:Sheet1.D16</svg:desc>
                </draw:g>
              </table:table-cell>
            </table:table-row>
            <table:table-row>
              <table:table-cell office:value-type="string">
                <text:p>16 shards</text:p>
                <draw:g>
                  <svg:desc>Sheet1.A20:Sheet1.A20</svg:desc>
                </draw:g>
              </table:table-cell>
              <table:table-cell office:value-type="float" office:value="3.48103333333333">
                <text:p>3.48103333333333</text:p>
                <draw:g>
                  <svg:desc>Sheet1.D35:Sheet1.D35</svg:desc>
                </draw:g>
              </table:table-cell>
            </table:table-row>
            <table:table-row>
              <table:table-cell office:value-type="string">
                <text:p>24 shards</text:p>
                <draw:g>
                  <svg:desc>Sheet1.A39:Sheet1.A39</svg:desc>
                </draw:g>
              </table:table-cell>
              <table:table-cell office:value-type="float" office:value="3.2358">
                <text:p>3.2358</text:p>
                <draw:g>
                  <svg:desc>Sheet1.D54:Sheet1.D54</svg:desc>
                </draw:g>
              </table:table-cell>
            </table:table-row>
            <table:table-row>
              <table:table-cell office:value-type="string">
                <text:p>28 shards</text:p>
                <draw:g>
                  <svg:desc>Sheet1.A58:Sheet1.A58</svg:desc>
                </draw:g>
              </table:table-cell>
              <table:table-cell office:value-type="float" office:value="2.97413333333333">
                <text:p>2.97413333333333</text:p>
                <draw:g>
                  <svg:desc>Sheet1.D73:Sheet1.D7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98cm" svg:height="8.903cm" xlink:href=".." xlink:type="simple" chart:class="chart:bar" chart:style-name="ch1">
        <chart:title svg:x="4.076cm" svg:y="0.341cm" chart:style-name="ch2">
          <text:p>Most User Mentioned </text:p>
        </chart:title>
        <chart:legend svg:x="9.283cm" svg:y="0.944cm" style:legend-expansion="custom" chartooo:width="2.975cm" chartooo:height="2.046cm" style:legend-expansion-aspect-ratio="1.45405669599218" chart:style-name="ch3"/>
        <chart:plot-area chart:style-name="ch4" table:cell-range-address="Sheet1.A1:Sheet1.A1 Sheet1.C16:Sheet1.C16 Sheet1.A20:Sheet1.A20 Sheet1.C35:Sheet1.C35 Sheet1.A39:Sheet1.A39 Sheet1.C54:Sheet1.C54 Sheet1.A58:Sheet1.A58 Sheet1.C73:Sheet1.C73" chart:data-source-has-labels="column" svg:x="0.917cm" svg:y="0.92cm" svg:width="10.873cm" svg:height="7.538cm">
          <chartooo:coordinate-region svg:x="1.829cm" svg:y="1.119cm" svg:width="9.961cm" svg:height="7.14cm"/>
          <chart:axis chart:dimension="x" chart:name="primary-x" chart:style-name="ch5"/>
          <chart:axis chart:dimension="y" chart:name="primary-y" chart:style-name="ch6">
            <chart:title svg:x="0.155cm" svg:y="5.737cm" chart:style-name="ch7">
              <text:p>Median Time (minutes)</text:p>
            </chart:title>
          </chart:axis>
          <chart:series chart:style-name="ch8" chart:values-cell-range-address="Sheet1.C16:Sheet1.C16" chart:label-cell-address="Sheet1.A1:Sheet1.A1" chart:class="chart:bar">
            <chart:data-point/>
          </chart:series>
          <chart:series chart:style-name="ch9" chart:values-cell-range-address="Sheet1.C35:Sheet1.C35" chart:label-cell-address="Sheet1.A20:Sheet1.A20" chart:class="chart:bar">
            <chart:data-point/>
          </chart:series>
          <chart:series chart:style-name="ch10" chart:values-cell-range-address="Sheet1.C54:Sheet1.C54" chart:label-cell-address="Sheet1.A39:Sheet1.A39" chart:class="chart:bar">
            <chart:data-point/>
          </chart:series>
          <chart:series chart:style-name="ch11" chart:values-cell-range-address="Sheet1.C73:Sheet1.C73" chart:label-cell-address="Sheet1.A58:Sheet1.A5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8 shards</text:p>
                <draw:g>
                  <svg:desc>Sheet1.A1:Sheet1.A1</svg:desc>
                </draw:g>
              </table:table-cell>
              <table:table-cell office:value-type="float" office:value="3.87648333333333">
                <text:p>3.87648333333333</text:p>
                <draw:g>
                  <svg:desc>Sheet1.C16:Sheet1.C16</svg:desc>
                </draw:g>
              </table:table-cell>
            </table:table-row>
            <table:table-row>
              <table:table-cell office:value-type="string">
                <text:p>16 shards</text:p>
                <draw:g>
                  <svg:desc>Sheet1.A20:Sheet1.A20</svg:desc>
                </draw:g>
              </table:table-cell>
              <table:table-cell office:value-type="float" office:value="3.21621666666667">
                <text:p>3.21621666666667</text:p>
                <draw:g>
                  <svg:desc>Sheet1.C35:Sheet1.C35</svg:desc>
                </draw:g>
              </table:table-cell>
            </table:table-row>
            <table:table-row>
              <table:table-cell office:value-type="string">
                <text:p>24 shards</text:p>
                <draw:g>
                  <svg:desc>Sheet1.A39:Sheet1.A39</svg:desc>
                </draw:g>
              </table:table-cell>
              <table:table-cell office:value-type="float" office:value="3.14243333333333">
                <text:p>3.14243333333333</text:p>
                <draw:g>
                  <svg:desc>Sheet1.C54:Sheet1.C54</svg:desc>
                </draw:g>
              </table:table-cell>
            </table:table-row>
            <table:table-row>
              <table:table-cell office:value-type="string">
                <text:p>28 shards</text:p>
                <draw:g>
                  <svg:desc>Sheet1.A58:Sheet1.A58</svg:desc>
                </draw:g>
              </table:table-cell>
              <table:table-cell office:value-type="float" office:value="3.02546666666667">
                <text:p>3.02546666666667</text:p>
                <draw:g>
                  <svg:desc>Sheet1.C73:Sheet1.C7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